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259" officeooo:paragraph-rsid="000b2259"/>
    </style:style>
    <style:style style:name="P2" style:family="paragraph" style:parent-style-name="Standard">
      <style:text-properties officeooo:rsid="000bc96d" officeooo:paragraph-rsid="000bc96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<text:s text:c="26"/>:Saniya Samreen</text:p>
      <text:p text:style-name="P2">NICK NAME <text:s text:c="15"/>: SANU</text:p>
      <text:p text:style-name="P1">QUALIFICATION <text:s text:c="7"/>:B'tech 1<text:span text:style-name="T1">st</text:span> year</text:p>
      <text:p text:style-name="P1">BRANCH <text:s text:c="21"/>:Computer Science Engineering</text:p>
      <text:p text:style-name="P1">INSTITUTION <text:s text:c="13"/>:Vaagdevi College of Engineering</text:p>
      <text:p text:style-name="P1"><text:s text:c="41"/>Bollikunta,Warangal</text:p>
      <text:p text:style-name="P1">AGE <text:s text:c="30"/>:17 yrs</text:p>
      <text:p text:style-name="P1">FATHER'S NAME <text:s text:c="8"/>:Patan Yakub Pasha</text:p>
      <text:p text:style-name="P1">QUALIFICATION <text:s text:c="8"/>:Government teacher </text:p>
      <text:p text:style-name="P1">MOTHER'S NAME <text:s text:c="6"/>:Faheem Sulthana</text:p>
      <text:p text:style-name="P1">QUALIFICATION <text:s text:c="8"/>:Home maker</text:p>
      <text:p text:style-name="P1">SIBLINGS <text:s text:c="21"/>:Sameeya Samreen</text:p>
      <text:p text:style-name="P1">QUALIFICATION <text:s text:c="8"/>:Studying 10<text:span text:style-name="T1">th</text:span> at Tejaswi High School,Naimnagar</text:p>
      <text:p text:style-name="P1">HOBBIES <text:s text:c="22"/>:Reading books,singing</text:p>
      <text:p text:style-name="P2">SHORT -TERM GOAL <text:s/>:To score more than 85% in my B'tech</text:p>
      <text:p text:style-name="P2">LONG-TERM GOAL <text:s text:c="4"/>:To become an IAS officer and a Personality Development teacher</text:p>
      <text:p text:style-name="P2">DREAM <text:s text:c="25"/>:Win a NOBLE PEACE PRIZE with my deeds</text:p>
      <text:p text:style-name="P2">EMAIL ID <text:s text:c="22"/>:<text:a xlink:type="simple" xlink:href="mailto:patan.pasha@gmail.com">patan.pasha@gmail.com</text:a></text:p>
      <text:p text:style-name="P2">PHONE NO. <text:s text:c="19"/>:9866568286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3:32:41.093708132</meta:creation-date>
    <dc:date>2018-07-25T13:59:35.769698892</dc:date>
    <meta:editing-duration>PT11M44S</meta:editing-duration>
    <meta:editing-cycles>1</meta:editing-cycles>
    <meta:document-statistic meta:table-count="0" meta:image-count="0" meta:object-count="0" meta:page-count="1" meta:paragraph-count="19" meta:word-count="90" meta:character-count="945" meta:non-whitespace-character-count="568"/>
    <meta:generator>LibreOffice/4.2.8.2$Linux_x86 LibreOffice_project/420m0$Build-2</meta:generator>
  </office:meta>
</office:document-meta>
</file>